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51c" officeooo:paragraph-rsid="0017f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ss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QQ</meta:initial-creator>
    <meta:creation-date>2019-01-07T17:03:23.798447024</meta:creation-date>
    <dc:date>2019-01-07T17:03:43.244856747</dc:date>
    <dc:creator>nameQQ</dc:creator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